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b4a96" officeooo:paragraph-rsid="000b4a96"/>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0d3c5f" officeooo:paragraph-rsid="000d3c5f"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officeooo:rsid="000d3c5f" officeooo:paragraph-rsid="000d3c5f"/>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0d3c5f"/>
    </style:style>
    <style:style style:name="P5"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4a96" officeooo:paragraph-rsid="000b4a96" style:font-weight-asian="bold" style:font-weight-complex="bold"/>
    </style:style>
    <style:style style:name="P6" style:family="paragraph" style:parent-style-name="Standard">
      <style:paragraph-properties fo:margin-top="0in" fo:margin-bottom="0in" style:contextual-spacing="false" fo:text-align="justify" style:justify-single-word="false"/>
      <style:text-properties style:font-name="Georgia" fo:font-weight="bold" officeooo:rsid="001108e6" officeooo:paragraph-rsid="001108e6" style:font-weight-asian="bold" style:font-weight-complex="bold"/>
    </style:style>
    <style:style style:name="P7" style:family="paragraph" style:parent-style-name="Standard">
      <style:paragraph-properties fo:margin-top="0in" fo:margin-bottom="0in" style:contextual-spacing="false" fo:text-align="justify" style:justify-single-word="false"/>
      <style:text-properties style:font-name="Georgia" fo:font-weight="bold" officeooo:rsid="001a5d5a" officeooo:paragraph-rsid="001a5d5a" style:font-weight-asian="bold" style:font-weight-complex="bold"/>
    </style:style>
    <style:style style:name="P8" style:family="paragraph" style:parent-style-name="Standard">
      <style:paragraph-properties fo:margin-top="0in" fo:margin-bottom="0in" style:contextual-spacing="false" fo:text-align="justify" style:justify-single-word="false"/>
      <style:text-properties style:font-name="Georgia" fo:font-weight="bold" officeooo:rsid="002608ca" officeooo:paragraph-rsid="002608ca"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officeooo:rsid="000d3c5f" officeooo:paragraph-rsid="000d3c5f"/>
    </style:style>
    <style:style style:name="P10" style:family="paragraph" style:parent-style-name="Standard">
      <style:paragraph-properties fo:margin-top="0in" fo:margin-bottom="0in" style:contextual-spacing="false" fo:text-align="justify" style:justify-single-word="false"/>
      <style:text-properties style:font-name="Georgia" officeooo:rsid="001108e6" officeooo:paragraph-rsid="001108e6"/>
    </style:style>
    <style:style style:name="P11" style:family="paragraph" style:parent-style-name="Standard">
      <style:paragraph-properties fo:margin-top="0in" fo:margin-bottom="0in" style:contextual-spacing="false" fo:text-align="justify" style:justify-single-word="false"/>
      <style:text-properties style:font-name="Georgia" officeooo:rsid="001a5d5a" officeooo:paragraph-rsid="001a5d5a"/>
    </style:style>
    <style:style style:name="P12" style:family="paragraph" style:parent-style-name="Standard">
      <style:paragraph-properties fo:margin-top="0in" fo:margin-bottom="0in" style:contextual-spacing="false" fo:text-align="justify" style:justify-single-word="false"/>
      <style:text-properties style:font-name="Georgia" officeooo:rsid="001d50e1" officeooo:paragraph-rsid="001d50e1"/>
    </style:style>
    <style:style style:name="P13" style:family="paragraph" style:parent-style-name="Standard">
      <style:paragraph-properties fo:margin-top="0in" fo:margin-bottom="0in" style:contextual-spacing="false" fo:text-align="justify" style:justify-single-word="false"/>
      <style:text-properties style:font-name="Georgia" officeooo:rsid="002608ca" officeooo:paragraph-rsid="002608ca"/>
    </style:style>
    <style:style style:name="T1" style:family="text">
      <style:text-properties officeooo:rsid="000e2f0a"/>
    </style:style>
    <style:style style:name="T2" style:family="text">
      <style:text-properties officeooo:rsid="000f0f14"/>
    </style:style>
    <style:style style:name="T3" style:family="text">
      <style:text-properties officeooo:rsid="000f1fab"/>
    </style:style>
    <style:style style:name="T4" style:family="text">
      <style:text-properties officeooo:rsid="0012cb8e"/>
    </style:style>
    <style:style style:name="T5" style:family="text">
      <style:text-properties officeooo:rsid="0014adda"/>
    </style:style>
    <style:style style:name="T6" style:family="text">
      <style:text-properties officeooo:rsid="0014e175"/>
    </style:style>
    <style:style style:name="T7" style:family="text">
      <style:text-properties officeooo:rsid="0015cb73"/>
    </style:style>
    <style:style style:name="T8" style:family="text">
      <style:text-properties officeooo:rsid="0017602d"/>
    </style:style>
    <style:style style:name="T9" style:family="text">
      <style:text-properties officeooo:rsid="0017fb3e"/>
    </style:style>
    <style:style style:name="T10" style:family="text">
      <style:text-properties officeooo:rsid="0019b4e7"/>
    </style:style>
    <style:style style:name="T11" style:family="text">
      <style:text-properties officeooo:rsid="001a5d5a"/>
    </style:style>
    <style:style style:name="T12" style:family="text">
      <style:text-properties officeooo:rsid="001c3be3"/>
    </style:style>
    <style:style style:name="T13" style:family="text">
      <style:text-properties officeooo:rsid="001d50e1"/>
    </style:style>
    <style:style style:name="T14" style:family="text">
      <style:text-properties fo:font-weight="bold" style:font-weight-asian="bold" style:font-weight-complex="bold"/>
    </style:style>
    <style:style style:name="T15" style:family="text">
      <style:text-properties officeooo:rsid="001ea212"/>
    </style:style>
    <style:style style:name="T16" style:family="text">
      <style:text-properties officeooo:rsid="001f93b7"/>
    </style:style>
    <style:style style:name="T17" style:family="text">
      <style:text-properties officeooo:rsid="00217389"/>
    </style:style>
    <style:style style:name="T18" style:family="text">
      <style:text-properties officeooo:rsid="00224846"/>
    </style:style>
    <style:style style:name="T19" style:family="text">
      <style:text-properties officeooo:rsid="002440c7"/>
    </style:style>
    <style:style style:name="T20" style:family="text">
      <style:text-properties officeooo:rsid="00255493"/>
    </style:style>
    <style:style style:name="T21" style:family="text">
      <style:text-properties officeooo:rsid="002608ca"/>
    </style:style>
    <style:style style:name="T22" style:family="text">
      <style:text-properties officeooo:rsid="0026b262"/>
    </style:style>
    <style:style style:name="T23" style:family="text">
      <style:text-properties officeooo:rsid="0027399b"/>
    </style:style>
    <style:style style:name="T24" style:family="text">
      <style:text-properties officeooo:rsid="0028a9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rasping At Straws</text:p>
      <text:p text:style-name="P1"><text:s text:c="5"/>You’re sitting in a rundown diner waiting for <text:s/>your waitress to recognize your presence. The meat loaf looks pretty tasty in the picture, but you’re just not quite certain that’s what you want.</text:p>
      <text:p text:style-name="P1"><text:s text:c="5"/>That’s when she appears, the waitress. She must be in her early twenties, ripe for the picking. She has red hair and blue eyes with freckles running down both her arms. Her name is Amy.</text:p>
      <text:p text:style-name="P1"><text:s text:c="5"/>Amy has average knockers. They’d do in a pinch. Which is exactly what you want to do with them, pinch them as you have her bent over the desert counter.</text:p>
      <text:p text:style-name="P1"><text:s text:c="5"/>She smiles at you a gorgeous smile. What’ll it be mister? No the steak is only available on Friday’s. Yes the prime rib too.</text:p>
      <text:p text:style-name="P1"><text:s text:c="5"/>You banter back and forth over how much the pie is and how it tastes. You put some innuendo in there seeing if she catches on. She doesn’t.</text:p>
      <text:p text:style-name="P1"><text:s text:c="5"/>Finally you order a piece of cherry pie and a glass of milk. Nothing better than a piece of cherry pie you think.</text:p>
      <text:p text:style-name="P1"/>
      <text:p text:style-name="P2">Orgasm</text:p>
      <text:p text:style-name="P3"><text:s text:c="5"/>The orgasm is an interesting concept. Men can reach it rather quickly, women on the other hand need a bit of their mind into it before anything can actually happen.</text:p>
      <text:p text:style-name="P3"><text:s text:c="5"/>You have Amy bent over a counter face down. Her tits rubbing against the cold surface. Her ass bouncing as you fuck her. Spanking her over and over again hoping she’ll let out a loud moan, loud enough for the owners sleeping upstairs to come down to find out what the commotion is.</text:p>
      <text:p text:style-name="P3"><text:s text:c="5"/>That doesn’t happen of course.</text:p>
      <text:p text:style-name="P3"><text:soft-page-break/><text:s text:c="5"/><text:span text:style-name="T1">Soon you’re about to cum. You’re gripping her hips hard as you thrust into her.</text:span></text:p>
      <text:p text:style-name="P4"><text:s text:c="5"/><text:span text:style-name="T1">Amy is moaning gently. </text:span><text:span text:style-name="T2">She is not ready to cum. </text:span><text:span text:style-name="T3">But that doesn’t matter she says. As long as you’re ready, that’s good enough for her.</text:span></text:p>
      <text:p text:style-name="P3"><text:s text:c="5"/><text:span text:style-name="T3">You shoot your load all over her bare back. She cringes at the thought of having to clean up afterwards, but is glad you didn’t cum inside her. The last thing she wants is a baby to look after.</text:span></text:p>
      <text:p text:style-name="P3"/>
      <text:p text:style-name="P6">Pressure</text:p>
      <text:p text:style-name="P10"><text:s text:c="5"/>You’re looking out over the bay from the Golden Gate Bridge. There are phones along the bridge for people to report a suicide attempt.</text:p>
      <text:p text:style-name="P10"><text:s text:c="5"/><text:span text:style-name="T4">The bay is beautiful. Across the way you can see Alcatraz, an old prison no longer in use. It’s a national park now, or so they say. I mean come on a prison as a national park? I hardly believe it.</text:span></text:p>
      <text:p text:style-name="P10"><text:s text:c="5"/><text:span text:style-name="T4">You bet the water is ice cold on a day like today. The wind is blowing gently but the temperatures are easily fifty degrees out. </text:span><text:span text:style-name="T5">Makes you want to go to bed and cuddle up to your pillow.</text:span></text:p>
      <text:p text:style-name="P10"><text:s text:c="5"/><text:span text:style-name="T6">You can’t do that of course you have other things to do, like work. Oh yes the joys of work. It makes you want to heave someday. </text:span><text:span text:style-name="T7">It’s the anxiety mostly. You hate talking on the phone and yet you end up working as a telemarketer. Oh the irony.</text:span></text:p>
      <text:p text:style-name="P10"><text:s text:c="5"/><text:span text:style-name="T8">People are mostly nice when you call them on the phone, if it’s not during dinner or when they’re trying to put children to bed etc. Which is usually when you end up calling them. All you hear is a beep in your headset that someone’s picked up the phone and said hello. But you don’t hear them say hello so they have to say it again. Which upsets them more than anything else.</text:span></text:p>
      <text:p text:style-name="P10"><text:soft-page-break/><text:s text:c="5"/><text:span text:style-name="T9">The pressure of work gets to you. You think about jumping from the bridge. But you don’t want someone calling on that damn phone that you’ve jumped. Stupid people looking out for strangers they don’t even know.</text:span></text:p>
      <text:p text:style-name="P10"><text:s text:c="5"/><text:span text:style-name="T10">Stupid bystanders.</text:span></text:p>
      <text:p text:style-name="P10"><text:s text:c="5"/><text:span text:style-name="T10">Oh well, you think, there’s nothing wrong with that. They’re just saving their own skin and working on themselves. If they didn’t do something they would feel guilt for it for the rest of their lives. Talk about a bummer.</text:span></text:p>
      <text:p text:style-name="P10"><text:s text:c="5"/><text:span text:style-name="T11">As you walk along, you stop at one of the phones. You wonder what would happen if you picked the phone up. Would you have to dial a number or would someone just answer it. You decide against it, no need in messing with an emergency phone.</text:span></text:p>
      <text:p text:style-name="P10"/>
      <text:p text:style-name="P7">Death</text:p>
      <text:p text:style-name="P11"><text:s text:c="5"/>If there’s one constant in the universe it’s death. No matter where you go how you go about it, death will always be there. People are born into this life and then they live a long life, hopefully, and then they die.</text:p>
      <text:p text:style-name="P11"><text:s text:c="5"/>You can’t take things with you when you die, only memories. You’re pondering this over a cup of coffee. Amy hardly even looks at you. You wonder what you did to tick her off.</text:p>
      <text:p text:style-name="P11"><text:s text:c="5"/>Maybe it’s because you didn’t call her like you said you would. Yeah that’s probably it. Picking up your phone you dial her number. It goes directly to voicemail. Of course it would, she’s working. You leave a brief message and hang up. <text:span text:style-name="T12">You’d rather be dead than to have someone be upset with you.</text:span></text:p>
      <text:p text:style-name="P11"><text:s text:c="5"/><text:span text:style-name="T13">Oh well another day another dollar. You finish your apple pie.</text:span></text:p>
      <text:p text:style-name="P12"><text:soft-page-break/><text:span text:style-name="T14"/></text:p>
      <text:p text:style-name="P12"><text:span text:style-name="T14">Accident</text:span></text:p>
      <text:p text:style-name="P12"><text:s text:c="5"/>You’re driving down the road. It’s stormy outside, a bit too stormy. It’s raining, a little bit of hail. <text:span text:style-name="T15">It’s windy for sure. You swerve to avoid a fallen tree branch. That was close.</text:span></text:p>
      <text:p text:style-name="P12"><text:s text:c="5"/><text:span text:style-name="T16">Continuing down the road, you see a car flipped on its side. Someone took the corner too quickly and BAM they hit the guard rail which knocked their car over.</text:span></text:p>
      <text:p text:style-name="P12"><text:s text:c="5"/><text:span text:style-name="T17">Getting out of your car, you go and see if you can help the people.</text:span></text:p>
      <text:p text:style-name="P12"><text:s text:c="5"/><text:span text:style-name="T17">Sure enough they’re in the car unconscious. You break the windshield and get them out one by one. </text:span><text:span text:style-name="T18">They’re breathing just unconscious. Thank goodness for the little things.</text:span></text:p>
      <text:p text:style-name="P12"><text:s text:c="5"/><text:span text:style-name="T18">You call for an ambulance.</text:span></text:p>
      <text:p text:style-name="P12"><text:s text:c="5"/><text:span text:style-name="T19">It takes the ambulance fifteen minutes to get there. Probably due to the storm.</text:span></text:p>
      <text:p text:style-name="P12"><text:s text:c="5"/><text:span text:style-name="T20">The injured couple are whisked away to the hospital. You’ll never hear from them again. You’ll never properly meet them. </text:span><text:span text:style-name="T21">But that’s okay, you didn’t know them to begin with. You just happened to be there at the right time to do something about it.</text:span></text:p>
      <text:p text:style-name="P12"/>
      <text:p text:style-name="P8">Telemarketer</text:p>
      <text:p text:style-name="P13"><text:s text:c="5"/>One night as you’re sitting there alone drinking a glass of bourbon, you hear the phone ring. Looking at the caller id, you see it’s a telemarketer. Great you think, just what you need.</text:p>
      <text:p text:style-name="P13"><text:s text:c="5"/>Picking up the phone you <text:span text:style-name="T22">can tell what they are going to say. You are in the business after all.</text:span></text:p>
      <text:p text:style-name="P13"><text:s text:c="5"/><text:span text:style-name="T23">No you say you’re not interested in whatever gadget they’re calling about. Yes you understand it’s their livelihood for living. Oh look you have another </text:span><text:soft-page-break/><text:span text:style-name="T23">call coming in. It’s important and you must take it. No they can’t call back you say. Click. You hang up on them.</text:span></text:p>
      <text:p text:style-name="P13"><text:s text:c="5"/><text:span text:style-name="T24">The funny thing about it? There was no other call. You don’t even have call waiting on this ph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09:05:56.005000000</dc:date>
    <meta:editing-cycles>33</meta:editing-cycles>
    <meta:editing-duration>PT1H13M43S</meta:editing-duration>
    <meta:generator>LibreOffice/7.4.0.3$Windows_X86_64 LibreOffice_project/f85e47c08ddd19c015c0114a68350214f7066f5a</meta:generator>
    <meta:document-statistic meta:table-count="0" meta:image-count="0" meta:object-count="0" meta:page-count="5" meta:paragraph-count="42" meta:word-count="1135" meta:character-count="6172" meta:non-whitespace-character-count="4898"/>
    <meta:template xlink:type="simple" xlink:actuate="onRequest" xlink:title="Normal.dotm" xlink:href=""/>
  </office:meta>
</office:document-meta>
</file>